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C0000031A8E28C7835182087C.jpg"/>
  <manifest:file-entry manifest:media-type="" manifest:full-path="Pictures/10000000000006000000036063DED21E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0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8" style:family="graphic" style:parent-style-name="Default_5f_1_5f_1">
      <style:graphic-properties draw:stroke="none" svg:stroke-color="#3465a4" draw:fill="none" fo:min-height="4.884cm"/>
    </style:style>
    <style:style style:name="gr19" style:family="graphic" style:parent-style-name="Default_5f_1_5f_1">
      <style:graphic-properties draw:stroke="none" svg:stroke-color="#3465a4" draw:fill="none" fo:min-height="5.071cm"/>
    </style:style>
    <style:style style:name="gr20" style:family="graphic" style:parent-style-name="Default_5f_1_5f_1">
      <style:graphic-properties draw:stroke="none" svg:stroke-color="#3465a4" draw:fill="none" fo:min-height="6.761cm"/>
    </style:style>
    <style:style style:name="gr21" style:family="graphic" style:parent-style-name="standard">
      <style:graphic-properties draw:stroke="none" svg:stroke-color="#3465a4" draw:fill="none" fo:min-height="3.381cm"/>
    </style:style>
    <style:style style:name="gr22" style:family="graphic" style:parent-style-name="standard">
      <style:graphic-properties draw:stroke="none" svg:stroke-color="#3465a4" draw:fill="none" fo:min-height="5.0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24" style:family="graphic" style:parent-style-name="objectwithoutfill">
      <style:graphic-properties svg:stroke-width="0.152cm" svg:stroke-color="#000000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661cm"/>
    </style:style>
    <style:style style:name="gr30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r7" style:family="presentation" style:parent-style-name="Default8-notes">
      <style:graphic-properties draw:fill-color="#ffffff" draw:auto-grow-height="true" fo:min-height="12.572cm"/>
    </style:style>
    <style:style style:name="pr8" style:family="presentation" style:parent-style-name="Default9-notes">
      <style:graphic-properties draw:fill-color="#ffffff" draw:auto-grow-height="true" fo:min-height="12.572cm"/>
    </style:style>
    <style:style style:name="pr9" style:family="presentation" style:parent-style-name="Default10-notes">
      <style:graphic-properties draw:fill-color="#ffffff" draw:auto-grow-height="true" fo:min-height="12.572cm"/>
    </style:style>
    <style:style style:name="pr10" style:family="presentation" style:parent-style-name="Default11-notes">
      <style:graphic-properties draw:fill-color="#ffffff" draw:auto-grow-height="true" fo:min-height="12.572cm"/>
    </style:style>
    <style:style style:name="pr11" style:family="presentation" style:parent-style-name="Default12-notes">
      <style:graphic-properties draw:fill-color="#ffffff" draw:auto-grow-height="true" fo:min-height="12.572cm"/>
    </style:style>
    <style:style style:name="pr12" style:family="presentation" style:parent-style-name="Default13-notes">
      <style:graphic-properties draw:fill-color="#ffffff" draw:auto-grow-height="true" fo:min-height="12.572cm"/>
    </style:style>
    <style:style style:name="pr13" style:family="presentation" style:parent-style-name="Default14-notes">
      <style:graphic-properties draw:fill-color="#ffffff" draw:auto-grow-height="true" fo:min-height="12.572cm"/>
    </style:style>
    <style:style style:name="pr14" style:family="presentation" style:parent-style-name="Default15-notes">
      <style:graphic-properties draw:fill-color="#ffffff" draw:auto-grow-height="true" fo:min-height="12.572cm"/>
    </style:style>
    <style:style style:name="pr15" style:family="presentation" style:parent-style-name="Default16-notes">
      <style:graphic-properties draw:fill-color="#ffffff" draw:auto-grow-height="true" fo:min-height="12.572cm"/>
    </style:style>
    <style:style style:name="pr16" style:family="presentation" style:parent-style-name="Default17-notes">
      <style:graphic-properties draw:fill-color="#ffffff" draw:auto-grow-height="true" fo:min-height="12.572cm"/>
    </style:style>
    <style:style style:name="pr17" style:family="presentation" style:parent-style-name="Default18-notes">
      <style:graphic-properties draw:fill-color="#ffffff" draw:auto-grow-height="true" fo:min-height="12.572cm"/>
    </style:style>
    <style:style style:name="pr18" style:family="presentation" style:parent-style-name="Default19-notes">
      <style:graphic-properties draw:fill-color="#ffffff" draw:auto-grow-height="true" fo:min-height="12.572cm"/>
    </style:style>
    <style:style style:name="pr19" style:family="presentation" style:parent-style-name="Default20-notes">
      <style:graphic-properties draw:fill-color="#ffffff" draw:auto-grow-height="true" fo:min-height="12.572cm"/>
    </style:style>
    <style:style style:name="pr20" style:family="presentation" style:parent-style-name="Default21-notes">
      <style:graphic-properties draw:fill-color="#ffffff" draw:auto-grow-height="true" fo:min-height="12.572cm"/>
    </style:style>
    <style:style style:name="pr21" style:family="presentation" style:parent-style-name="Default3-notes">
      <style:graphic-properties draw:fill-color="#ffffff" draw:auto-grow-height="true" fo:min-height="12.572cm"/>
    </style:style>
    <style:style style:name="pr22" style:family="presentation" style:parent-style-name="Default25-notes">
      <style:graphic-properties draw:fill-color="#ffffff" draw:auto-grow-height="true" fo:min-height="12.572cm"/>
    </style:style>
    <style:style style:name="pr23" style:family="presentation" style:parent-style-name="Default26-notes">
      <style:graphic-properties draw:fill-color="#ffffff" draw:auto-grow-height="true" fo:min-height="12.572cm"/>
    </style:style>
    <style:style style:name="pr24" style:family="presentation" style:parent-style-name="Default27-notes">
      <style:graphic-properties draw:fill-color="#ffffff" draw:auto-grow-height="true" fo:min-height="12.572cm"/>
    </style:style>
    <style:style style:name="pr25" style:family="presentation" style:parent-style-name="Default28-notes">
      <style:graphic-properties draw:fill-color="#ffffff" draw:auto-grow-height="true" fo:min-height="12.572cm"/>
    </style:style>
    <style:style style:name="pr26" style:family="presentation" style:parent-style-name="Default29-notes">
      <style:graphic-properties draw:fill-color="#ffffff" draw:auto-grow-height="true" fo:min-height="12.572cm"/>
    </style:style>
    <style:style style:name="pr27" style:family="presentation" style:parent-style-name="Default3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 Semibold'" style:font-family-generic="swiss" style:font-pitch="variable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0000" fo:font-family="'Segoe UI'" style:font-family-generic="swiss" style:font-pitch="variable" fo:font-size="24pt" fo:font-style="normal" fo:text-shadow="none" style:font-size-asian="24pt" style:font-style-asian="normal" style:font-size-complex="24pt" style:font-style-complex="normal"/>
    </style:style>
    <style:style style:name="P5" style:family="paragraph">
      <style:paragraph-properties fo:text-align="center"/>
      <style:text-properties fo:color="#000000" fo:font-family="'Segoe UI Semibold'" style:font-family-generic="swiss" style:font-pitch="variable" fo:font-size="26pt" fo:text-shadow="none" style:font-size-asian="26pt" style:font-size-complex="26pt"/>
    </style:style>
    <style:style style:name="P6" style:family="paragraph">
      <style:text-properties fo:font-size="26.3999996185303pt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start"/>
      <style:text-properties fo:color="#000000" fo:font-family="'Segoe UI Semibold'" style:font-family-generic="swiss" style:font-pitch="variable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paragraph-properties fo:line-height="100%" fo:text-align="center"/>
    </style:style>
    <style:style style:name="P10" style:family="paragraph">
      <style:paragraph-properties fo:line-height="100%" fo:text-align="center"/>
      <style:text-properties fo:color="#000000" fo:font-size="36pt" fo:text-shadow="none" fo:font-weight="normal" style:font-size-asian="36pt" style:font-weight-asian="normal" style:font-size-complex="36pt" style:font-weight-complex="normal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00" fo:font-family="'Segoe UI Semibold'" style:font-family-generic="swiss" style:font-pitch="variable" fo:font-size="28pt" fo:text-shadow="none" style:font-size-asian="28pt" style:font-size-complex="28pt"/>
    </style:style>
    <style:style style:name="P13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ffffff" fo:font-family="'Segoe UI'" style:font-family-generic="swiss" style:font-pitch="variable" fo:font-size="26pt" fo:text-shadow="1pt 1pt" style:font-size-asian="26pt" style:font-size-complex="26pt"/>
    </style:style>
    <style:style style:name="P15" style:family="paragraph">
      <style:paragraph-properties fo:margin-left="0cm" fo:margin-right="0cm" fo:margin-top="0cm" fo:margin-bottom="0cm" fo:text-align="center" fo:text-indent="0cm" style:text-autospace="none"/>
    </style:style>
    <style:style style:name="P16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 Semibold'" style:font-family-generic="swiss" style:font-pitch="variable" fo:font-size="28pt" fo:font-style="normal" fo:text-shadow="none" style:font-size-asian="28pt" style:font-style-asian="normal" style:font-size-complex="28pt" style:font-style-complex="normal"/>
    </style:style>
    <style:style style:name="P17" style:family="paragraph">
      <style:paragraph-properties fo:line-height="100%"/>
    </style:style>
    <style:style style:name="P18" style:family="paragraph">
      <style:paragraph-properties fo:line-height="100%"/>
      <style:text-properties fo:color="#000000" fo:font-family="'Segoe UI'" style:font-family-generic="swiss" style:font-pitch="variable" fo:font-size="32pt" fo:font-style="normal" fo:text-shadow="none" style:font-size-asian="32pt" style:font-style-asian="normal" style:font-size-complex="32pt" style:font-style-complex="normal"/>
    </style:style>
    <style:style style:name="P19" style:family="paragraph">
      <style:paragraph-properties fo:margin-left="0cm" fo:margin-right="0cm" fo:margin-top="0cm" fo:margin-bottom="0cm" fo:text-align="center" fo:text-indent="0cm" style:text-autospace="none"/>
      <style:text-properties fo:color="#ffffff" fo:font-family="'Segoe UI'" style:font-family-generic="swiss" style:font-pitch="variable" fo:font-size="26pt" fo:text-shadow="1pt 1pt" style:font-size-asian="26pt" style:font-size-complex="26pt"/>
    </style:style>
    <style:style style:name="P20" style:family="paragraph">
      <style:paragraph-properties fo:line-height="100%"/>
      <style:text-properties fo:color="#000000" fo:font-family="'Segoe UI Semibold'" style:font-family-generic="swiss" style:font-pitch="variable" fo:font-size="32pt" fo:font-style="normal" fo:text-shadow="none" style:font-size-asian="32pt" style:font-style-asian="normal" style:font-size-complex="32pt" style:font-style-complex="normal"/>
    </style:style>
    <style:style style:name="P21" style:family="paragraph">
      <style:paragraph-properties fo:line-height="100%" fo:text-align="center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22" style:family="paragraph">
      <style:paragraph-properties fo:line-height="100%" fo:text-align="start"/>
      <style:text-properties fo:color="#ffffff" fo:font-family="'Segoe UI Semibold'" style:font-family-generic="swiss" style:font-pitch="variable" fo:font-size="21pt" fo:text-shadow="1pt 1pt" fo:font-weight="normal" style:font-size-asian="28pt" style:font-weight-asian="normal" style:font-size-complex="28pt" style:font-weight-complex="normal"/>
    </style:style>
    <style:style style:name="P23" style:family="paragraph">
      <style:paragraph-properties fo:line-height="100%" fo:text-align="start"/>
      <style:text-properties fo:color="#000000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2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family="'Segoe UI'" style:font-family-generic="swiss" style:font-pitch="variable" fo:font-size="26pt" fo:text-shadow="1pt 1pt" style:font-size-asian="26pt" style:font-size-complex="26pt"/>
    </style:style>
    <style:style style:name="P25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family="'Segoe UI Semibold'" style:font-style-name="Regular" style:font-family-generic="swiss" style:font-pitch="variable" fo:font-size="28pt" style:font-size-asian="28pt" style:font-size-complex="28pt"/>
    </style:style>
    <style:style style:name="P26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 Semibold'" style:font-family-generic="swiss" style:font-pitch="variable" fo:font-size="28pt" fo:text-shadow="none" style:font-size-asian="28pt" style:font-size-complex="28pt"/>
    </style:style>
    <style:style style:name="P27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/>
      <style:text-properties fo:color="#ffffff" fo:font-family="Chaucer" style:font-pitch="variable" fo:font-size="24pt" fo:text-shadow="1pt 1pt" fo:font-weight="normal" style:font-size-asian="32pt" style:font-weight-asian="normal" style:font-size-complex="32pt" style:font-weight-complex="normal"/>
    </style:style>
    <style:style style:name="P29" style:family="paragraph">
      <style:paragraph-properties fo:text-align="start"/>
    </style:style>
    <style:style style:name="P30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font-size-asian="28pt" style:font-size-complex="28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33" style:family="paragraph">
      <style:paragraph-properties fo:line-height="100%" fo:text-align="start"/>
      <style:text-properties fo:color="#ffffff" fo:font-family="'Segoe UI'" style:font-family-generic="swiss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P34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style:font-size-asian="28pt" style:font-size-complex="28pt"/>
    </style:style>
    <style:style style:name="P35" style:family="paragraph">
      <style:paragraph-properties fo:text-align="center"/>
      <style:text-properties fo:color="#000000" fo:font-family="'Segoe UI'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P36" style:family="paragraph">
      <style:paragraph-properties fo:line-height="100%" fo:text-align="center"/>
      <style:text-properties fo:font-size="13.5pt"/>
    </style:style>
    <style:style style:name="P37" style:family="paragraph">
      <style:paragraph-properties fo:text-align="center"/>
      <style:text-properties fo:color="#000000" fo:font-family="'Segoe UI Semibold'" style:font-family-generic="swiss" style:font-pitch="variable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38" style:family="paragraph">
      <style:paragraph-properties fo:text-align="start"/>
      <style:text-properties fo:font-family="'Segoe UI Semibold'" style:font-family-generic="swiss" style:font-pitch="variable" fo:font-size="20pt" style:text-underline-style="none" style:font-size-asian="20pt" style:font-size-complex="20pt"/>
    </style:style>
    <style:style style:name="T1" style:family="text">
      <style:text-properties fo:font-family="'Segoe UI Semibold'" style:font-family-generic="swiss" style:font-pitch="variable" fo:font-size="28pt" style:font-size-asian="28pt" style:font-size-complex="28pt"/>
    </style:style>
    <style:style style:name="T2" style:family="text">
      <style:text-properties fo:color="#000000" fo:font-family="'Segoe UI Semibold'" style:font-family-generic="swiss" style:font-pitch="variable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fo:font-family="'Segoe UI Semibold'" style:font-family-generic="swiss" style:font-pitch="variable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fo:font-family="Gabriola" style:font-family-generic="decorative" style:font-pitch="variable" fo:font-size="3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color="#000000" fo:font-family="'Segoe UI Semibold'" style:font-family-generic="swiss" style:font-pitch="variable"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003d73" fo:font-family="'Segoe UI Semibold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3d73" fo:font-family="'Segoe UI Semibold'" style:font-family-generic="swiss" style:font-pitch="variable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fo:font-family="'Segoe UI Semibold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cc0000" style:text-position="super 58%" fo:font-family="Arial" style:font-family-generic="swiss" style:font-pitch="variable" fo:font-size="36pt" fo:font-style="normal" fo:text-shadow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11" style:family="text">
      <style:text-properties fo:color="#000000" style:text-position="super 58%" fo:font-family="'Segoe UI Semibold'" style:font-family-generic="swiss" style:font-pitch="variable" fo:font-size="36pt" fo:font-style="normal" fo:text-shadow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12" style:family="text">
      <style:text-properties fo:color="#000000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color="#000000" fo:font-family="'Segoe UI Semibold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family="'Segoe UI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15" style:family="text">
      <style:text-properties fo:color="#cc0000" style:text-position="super 58%" fo:font-family="Arial" style:font-style-name="Regular" style:font-family-generic="swiss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6" style:family="text"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17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8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9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/>
    </style:style>
    <style:style style:name="T20" style:family="text">
      <style:text-properties fo:color="#023f62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21" style:family="text">
      <style:text-properties fo:color="#023f62" fo:font-family="'Segoe UI Semibold'" style:font-family-generic="swiss" style:font-pitch="variable" fo:font-size="32pt" fo:font-style="normal" fo:text-shadow="none" style:font-size-asian="32pt" style:font-style-asian="normal" style:font-size-complex="32pt" style:font-style-complex="normal"/>
    </style:style>
    <style:style style:name="T22" style:family="text">
      <style:text-properties fo:color="#000000" fo:font-family="'Segoe UI Semibold'" style:font-family-generic="swiss" style:font-pitch="variable" fo:font-size="36pt" fo:font-style="normal" fo:text-shadow="none" style:font-size-asian="36pt" style:font-style-asian="normal" style:font-size-complex="36pt" style:font-style-complex="normal"/>
    </style:style>
    <style:style style:name="T23" style:family="text">
      <style:text-properties fo:color="#000000" fo:font-family="'Segoe UI'" style:font-family-generic="swiss" style:font-pitch="variable" fo:font-size="36pt" fo:font-style="normal" fo:text-shadow="none" style:font-size-asian="36pt" style:font-style-asian="normal" style:font-size-complex="36pt" style:font-style-complex="normal"/>
    </style:style>
    <style:style style:name="T24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25" style:family="text">
      <style:text-properties fo:color="#003d73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26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000000" fo:font-family="'Segoe UI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3d73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color="#000000" fo:font-family="'Segoe UI Semibold'" style:font-family-generic="swiss" style:font-pitch="variable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ffffff" fo:font-family="'Segoe UI Semibold'" style:font-family-generic="swiss" style:font-pitch="variable" fo:font-size="14pt" fo:text-shadow="1pt 1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fo:font-family="'Segoe UI'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family="'Segoe UI Semibold'" style:font-style-name="Regular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33" style:family="text">
      <style:text-properties fo:color="#ffffff" fo:font-family="Chaucer" style:font-pitch="variable" fo:font-size="32pt" fo:text-shadow="1pt 1pt" fo:font-weight="normal" style:font-size-asian="32pt" style:font-weight-asian="normal" style:font-size-complex="32pt" style:font-weight-complex="normal"/>
    </style:style>
    <style:style style:name="T34" style:family="text">
      <style:text-properties fo:color="#000000" fo:font-family="'Segoe UI Semibold'" style:font-family-generic="swiss" style:font-pitch="variable" fo:font-size="28pt" fo:text-shadow="none" style:font-size-asian="28pt" style:font-size-complex="28pt"/>
    </style:style>
    <style:style style:name="T35" style:family="text">
      <style:text-properties fo:color="#000000" fo:font-family="'Segoe UI Semibold'" style:font-family-generic="swiss" style:font-pitch="variable" fo:font-size="36pt" fo:text-shadow="none" style:font-size-asian="36pt" style:font-size-complex="36pt"/>
    </style:style>
    <style:style style:name="T36" style:family="text">
      <style:text-properties fo:color="#cc0000" style:text-position="super 58%" fo:font-family="Arial" style:font-family-generic="swiss" style:font-pitch="variable" fo:font-size="36pt" fo:text-shadow="none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37" style:family="text">
      <style:text-properties fo:color="#000000" style:text-position="super 58%" fo:font-family="'Segoe UI Semibold'" style:font-family-generic="swiss" style:font-pitch="variable" fo:font-size="36pt" fo:text-shadow="none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38" style:family="text">
      <style:text-properties fo:color="#000000" style:text-outline="false" fo:font-family="'Segoe UI Semibold'" style:font-family-generic="swiss" style:font-pitch="variable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9" style:family="text">
      <style:text-properties fo:color="#000000" style:text-outline="false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40" style:family="text">
      <style:text-properties fo:color="#003d73" fo:font-family="'Segoe UI Semibold'" style:font-family-generic="swiss" style:font-pitch="variable" fo:font-size="32pt" fo:font-style="italic" fo:text-shadow="none" style:text-underline-style="none" style:font-size-asian="32pt" style:font-style-asian="italic" style:font-size-complex="32pt" style:font-style-complex="italic"/>
    </style:style>
    <style:style style:name="T41" style:family="text">
      <style:text-properties fo:color="#000000" fo:font-family="'Segoe UI Semibold'" style:font-family-generic="swiss" style:font-pitch="variable" fo:font-size="32pt" fo:font-style="normal" fo:text-shadow="none" style:text-underline-style="none" style:font-size-asian="32pt" style:font-style-asian="normal" style:font-size-complex="32pt" style:font-style-complex="normal"/>
    </style:style>
    <style:style style:name="T42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style:font-family-asian="Arial" style:font-style-name-asian="Regular" style:font-family-generic-asian="swiss" style:font-size-asian="36pt" style:font-style-asian="normal" style:font-family-complex="Arial" style:font-style-name-complex="Regular" style:font-family-generic-complex="swiss" style:font-size-complex="36pt" style:font-style-complex="normal"/>
    </style:style>
    <style:style style:name="T43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color="#000000" fo:font-family="'Segoe UI Semibold'" style:font-family-generic="swiss" style:font-pitch="variable" fo:font-size="36pt" fo:text-shadow="none" style:text-underline-style="none" style:font-size-asian="36pt" style:font-size-complex="36pt"/>
    </style:style>
    <style:style style:name="T45" style:family="text">
      <style:text-properties fo:color="#cc0000" fo:font-family="Arial" style:font-family-generic="swiss" style:font-pitch="variable" fo:font-size="36pt" fo:text-shadow="none" style:text-underline-style="none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46" style:family="text">
      <style:text-properties fo:color="#cc0000" fo:font-family="'Segoe UI Semibold'" style:font-family-generic="swiss" style:font-pitch="variable" fo:font-size="36pt" fo:text-shadow="none" style:text-underline-style="none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47" style:family="text">
      <style:text-properties fo:color="#000000" fo:font-family="'Segoe UI'" style:font-family-generic="swiss" style:font-pitch="variable" fo:font-size="36pt" fo:text-shadow="none" style:text-underline-style="none" fo:font-weight="bold" style:font-size-asian="36pt" style:font-weight-asian="bold" style:font-size-complex="36pt" style:font-weight-complex="bold"/>
    </style:style>
    <style:style style:name="T48" style:family="text">
      <style:text-properties fo:color="#023f62" fo:font-family="'Segoe UI Semibold'" style:font-family-generic="swiss" style:font-pitch="variable" fo:font-size="32pt" fo:font-style="italic" fo:text-shadow="none" style:text-underline-style="none" style:font-size-asian="32pt" style:font-style-asian="italic" style:font-size-complex="32pt" style:font-style-complex="italic"/>
    </style:style>
    <style:style style:name="T49" style:family="text">
      <style:text-properties fo:color="#000000" fo:font-family="'Segoe UI Semibold'" style:font-family-generic="swiss" style:font-pitch="variable" fo:font-size="36pt" fo:font-style="normal" fo:text-shadow="none" style:text-underline-style="none" style:font-size-asian="36pt" style:font-style-asian="normal" style:font-size-complex="36pt" style:font-style-complex="normal"/>
    </style:style>
    <style:style style:name="T50" style:family="text">
      <style:text-properties fo:color="#000000" fo:font-family="'Segoe UI'" style:font-family-generic="swiss" style:font-pitch="variable" fo:font-size="36pt" fo:font-style="normal" fo:text-shadow="none" style:text-underline-style="none" style:font-size-asian="36pt" style:font-style-asian="normal" style:font-size-complex="36pt" style:font-style-complex="normal"/>
    </style:style>
    <style:style style:name="T51" style:family="text">
      <style:text-properties fo:color="#000000" style:text-position="super 58%" fo:font-family="'Segoe UI'" style:font-family-generic="swiss" style:font-pitch="variable" fo:font-size="36pt" fo:font-style="normal" fo:text-shadow="none" style:text-underline-style="none" style:font-family-asian="Arial" style:font-style-name-asian="Regular" style:font-family-generic-asian="swiss" style:font-size-asian="36pt" style:font-style-asian="normal" style:font-family-complex="Arial" style:font-style-name-complex="Regular" style:font-family-generic-complex="swiss" style:font-size-complex="36pt" style:font-style-complex="normal"/>
    </style:style>
    <style:style style:name="T52" style:family="text">
      <style:text-properties fo:color="#cc0000" style:text-position="super 58%" fo:font-family="Arial" style:font-family-generic="swiss" style:font-pitch="variable" fo:font-size="36pt" fo:font-style="normal" fo:text-shadow="none" style:font-family-asian="Arial" style:font-style-name-asian="Regular" style:font-family-generic-asian="swiss" style:font-size-asian="36pt" style:font-style-asian="normal" style:font-family-complex="Arial" style:font-style-name-complex="Regular" style:font-family-generic-complex="swiss" style:font-size-complex="36pt" style:font-style-complex="normal"/>
    </style:style>
    <style:style style:name="T53" style:family="text">
      <style:text-properties fo:color="#000000" style:text-position="super 58%" fo:font-family="'Segoe UI Semibold'" style:font-family-generic="swiss" style:font-pitch="variable" fo:font-size="36pt" fo:font-style="normal" fo:text-shadow="none" style:font-family-asian="Arial" style:font-style-name-asian="Regular" style:font-family-generic-asian="swiss" style:font-size-asian="36pt" style:font-style-asian="normal" style:font-family-complex="Arial" style:font-style-name-complex="Regular" style:font-family-generic-complex="swiss" style:font-size-complex="36pt" style:font-style-complex="normal"/>
    </style:style>
    <style:style style:name="T54" style:family="text">
      <style:text-properties fo:color="#000099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5" style:family="text">
      <style:text-properties fo:color="#cc0000" fo:font-family="'Segoe UI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color="#023f62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fo:color="#023f62" fo:font-family="'Segoe UI Semibold'" style:font-family-generic="swiss" style:font-pitch="variabl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58" style:family="text">
      <style:text-properties fo:font-family="'Segoe UI Semibol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59" style:family="text">
      <style:text-properties fo:font-family="'Segoe UI Semibold'" style:font-family-generic="swiss" style:font-pitch="variable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60" style:family="text">
      <style:text-properties fo:font-family="'Segoe UI Semibold'" style:font-family-generic="swiss" style:font-pitch="variable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1.59cm" svg:height="1.56cm" svg:x="2.794cm" svg:y="3.048cm">
          <draw:text-box>
            <text:p text:style-name="P1"><text:span text:style-name="T1">Saturday, , 2019 – 6:30 p.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3.876cm" svg:height="8.286cm" svg:x="2.032cm" svg:y="0.569cm">
          <draw:text-box>
            <text:p text:style-name="P1"><text:span text:style-name="T2">We are happy to have you worship with us</text:span></text:p>
            <text:p text:style-name="P1"><text:span text:style-name="T2">for this</text:span><text:span text:style-name="T3"> </text:span><text:span text:style-name="T4">VESPER <text:s/>SERVICE .</text:span></text:p>
            <text:p text:style-name="P1"><text:span text:style-name="T5"/></text:p>
            <text:p text:style-name="P1"><text:span text:style-name="T2">The order of service can be found</text:span></text:p>
            <text:p text:style-name="P1"><text:span text:style-name="T2">on page 229 in the hymnal</text:span></text:p>
            <text:p text:style-name="P1"><text:span text:style-name="T2">and on the scree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4" presentation:presentation-page-layout-name="AL1T0">
        <office:forms form:automatic-focus="false" form:apply-design-mode="false"/>
        <draw:frame draw:style-name="gr4" draw:text-style-name="P5" draw:layer="layout" svg:width="25.654cm" svg:height="3.063cm" svg:x="1.175cm" svg:y="0.492cm">
          <draw:text-box>
            <text:p text:style-name="P1"><text:span text:style-name="T6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5" draw:text-style-name="P8" draw:layer="layout" svg:width="26.162cm" svg:height="6.637cm" svg:x="1.016cm" svg:y="0.593cm">
          <draw:text-box>
            <text:p text:style-name="P7"><text:span text:style-name="T7">L: </text:span><text:span text:style-name="T8"><text:s/></text:span><text:span text:style-name="T7">O Lord, open my lips,</text:span></text:p>
            <text:p text:style-name="P7"><text:span text:style-name="T9">C: </text:span><text:span text:style-name="T10">♫</text:span><text:span text:style-name="T11"> </text:span><text:span text:style-name="T12">and my mouth will declare Your praise.</text:span></text:p>
            <text:p text:style-name="P7"><text:span text:style-name="T7">L:</text:span><text:span text:style-name="T8"> <text:s/></text:span><text:span text:style-name="T7">Make haste, O God to deliver me;</text:span></text:p>
            <text:p text:style-name="P7"><text:span text:style-name="T9">C: </text:span><text:span text:style-name="T10">♫</text:span><text:span text:style-name="T11"> </text:span><text:span text:style-name="T12">Make haste to help me, O Lord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10" draw:layer="layout" svg:width="25.4cm" svg:height="7.065cm" svg:x="1.37cm" svg:y="0.555cm">
          <draw:text-box>
            <text:p text:style-name="P9"><text:span text:style-name="T13">C:</text:span><text:span text:style-name="T14"> </text:span><text:span text:style-name="T15">♫ </text:span><text:span text:style-name="T16">Glory be to the Father and to the Son </text:span></text:p>
            <text:p text:style-name="P9"><text:span text:style-name="T16">and to the Holy Spirit; </text:span></text:p>
            <text:p text:style-name="P9"><text:span text:style-name="T16">as it was in the beginning,</text:span></text:p>
            <text:p text:style-name="P9"><text:span text:style-name="T16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draw:frame draw:style-name="gr7" draw:text-style-name="P10" draw:layer="layout" svg:width="25.4cm" svg:height="2.239cm" svg:x="1.37cm" svg:y="0.555cm">
          <draw:text-box>
            <text:p text:style-name="P9"><text:span text:style-name="T15">♫ </text:span><text:span text:style-name="T16">Praise to You, O Christ. <text:s/>Al-le-lu-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6" presentation:presentation-page-layout-name="AL1T0">
        <draw:frame draw:style-name="gr4" draw:text-style-name="P12" draw:layer="layout" svg:width="24.384cm" svg:height="3.063cm" svg:x="2.032cm" svg:y="0.747cm">
          <draw:text-box>
            <text:p text:style-name="P11"><text:span text:style-name="T17">PSAL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7" presentation:presentation-page-layout-name="AL1T0">
        <draw:frame draw:style-name="gr8" draw:text-style-name="P14" draw:layer="layout" svg:width="24.892cm" svg:height="1.997cm" svg:x="1.524cm" svg:y="0.543cm">
          <draw:text-box>
            <text:p text:style-name="P13"><text:span text:style-name="T18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8" presentation:presentation-page-layout-name="AL1T0">
        <draw:frame draw:style-name="gr9" draw:text-style-name="P16" draw:layer="layout" svg:width="24.384cm" svg:height="2.032cm" svg:x="1.778cm" svg:y="0.762cm">
          <draw:text-box>
            <text:p text:style-name="P15"><text:span text:style-name="T19">FIRST REA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draw:frame draw:style-name="gr10" draw:text-style-name="P18" draw:layer="layout" svg:width="24.638cm" svg:height="3.444cm" svg:x="1.778cm" svg:y="1.061cm">
          <draw:text-box>
            <text:p text:style-name="P17"><text:span text:style-name="T20">L:</text:span><text:span text:style-name="T21"> </text:span><text:span text:style-name="T20">O Lord, have mercy on us.</text:span></text:p>
            <text:p text:style-name="P17"><text:span text:style-name="T22">C:</text:span><text:span text:style-name="T23">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10" presentation:presentation-page-layout-name="AL1T0">
        <draw:frame draw:style-name="gr11" draw:text-style-name="P19" draw:layer="layout" svg:width="24.319cm" svg:height="1.946cm" svg:x="1.843cm" svg:y="0.593cm">
          <draw:text-box>
            <text:p text:style-name="P15"><text:span text:style-name="T24">EPIST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draw:frame draw:style-name="gr10" draw:text-style-name="P20" draw:layer="layout" svg:width="24.638cm" svg:height="3.444cm" svg:x="1.545cm" svg:y="0.638cm">
          <draw:text-box>
            <text:p text:style-name="P17"><text:span text:style-name="T20">L: O Lord, have mercy on us.</text:span></text:p>
            <text:p text:style-name="P17"><text:span text:style-name="T22">C: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12" presentation:presentation-page-layout-name="AL1T0">
        <draw:frame draw:style-name="gr4" draw:text-style-name="P19" draw:layer="layout" svg:width="24.384cm" svg:height="3.063cm" svg:x="1.778cm" svg:y="0.493cm">
          <draw:text-box>
            <text:p text:style-name="P15"><text:span text:style-name="T24">HOLY GOSP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>
        <draw:frame draw:style-name="gr10" draw:text-style-name="P20" draw:layer="layout" svg:width="24.638cm" svg:height="3.444cm" svg:x="1.778cm" svg:y="0.553cm">
          <draw:text-box>
            <text:p text:style-name="P17"><text:span text:style-name="T25">L: O Lord, have mercy on us.</text:span></text:p>
            <text:p text:style-name="P17"><text:span text:style-name="T22">C: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>
        <draw:frame draw:style-name="gr12" draw:text-style-name="P21" draw:layer="layout" svg:width="25.4cm" svg:height="7.972cm" svg:x="1.27cm" svg:y="0.664cm">
          <draw:text-box>
            <text:p text:style-name="P9"><text:span text:style-name="T26">RESPONSORY</text:span><text:span text:style-name="T27"> </text:span></text:p>
            <text:p text:style-name="P7"><text:span text:style-name="T28">P: Teach me Your way, O Lord, that I may walk </text:span></text:p>
            <text:p text:style-name="P7"><text:span text:style-name="T28"><text:s text:c="4"/></text:span><text:span text:style-name="T28">in Your truth.</text:span></text:p>
            <text:p text:style-name="P7"><text:span text:style-name="T29">C: </text:span><text:span text:style-name="T12">Your Word is a lamp to my feet and a </text:span></text:p>
            <text:p text:style-name="P7"><text:span text:style-name="T12"><text:s text:c="4"/></text:span><text:span text:style-name="T12">light to my p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>
        <draw:frame draw:style-name="gr13" draw:text-style-name="P22" draw:layer="layout" svg:width="25.654cm" svg:height="7.293cm" svg:x="1.016cm" svg:y="0.669cm">
          <draw:text-box>
            <text:p text:style-name="P7"><text:span text:style-name="T28">P: Unite my heart to fear Your name that I may </text:span></text:p>
            <text:p text:style-name="P7"><text:span text:style-name="T28"><text:s text:c="4"/></text:span><text:span text:style-name="T28">walk in Your truth.</text:span></text:p>
            <text:p text:style-name="P7"><text:span text:style-name="T29">C: </text:span><text:span text:style-name="T12">Your Word is a lamp to my feet and a </text:span></text:p>
            <text:p text:style-name="P7"><text:span text:style-name="T12"><text:s text:c="4"/></text:span><text:span text:style-name="T12">light to my path. </text:span></text:p>
            <text:p text:style-name="P7"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>
        <draw:frame draw:style-name="gr5" draw:text-style-name="P23" draw:layer="layout" svg:width="25.4cm" svg:height="6.637cm" svg:x="1.27cm" svg:y="0.565cm">
          <draw:text-box>
            <text:p text:style-name="P7"><text:span text:style-name="T7">P: Glory be to the Father and to the Son and to </text:span></text:p>
            <text:p text:style-name="P7"><text:span text:style-name="T7"><text:s text:c="4"/></text:span><text:span text:style-name="T7">the Holy Spirit.</text:span></text:p>
            <text:p text:style-name="P7"><text:span text:style-name="T9">C:</text:span><text:span text:style-name="T12"> Your Word is a lamp to my feet and a </text:span></text:p>
            <text:p text:style-name="P7"><text:span text:style-name="T12"><text:s text:c="4"/></text:span><text:span text:style-name="T12">light to my p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17" presentation:presentation-page-layout-name="AL1T0">
        <draw:frame draw:style-name="gr4" draw:text-style-name="P24" draw:layer="layout" svg:width="24.384cm" svg:height="3.063cm" svg:x="1.778cm" svg:y="0.762cm">
          <draw:text-box>
            <text:p text:style-name="P13"><text:span text:style-name="T18">HYMN</text:span></text:p>
            <text:p text:style-name="P13"><text:span text:style-name="T3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8">
        <draw:frame draw:style-name="gr14" draw:text-style-name="P25" draw:layer="layout" svg:width="23.876cm" svg:height="2.032cm" svg:x="2.032cm" svg:y="1.016cm">
          <draw:text-box>
            <text:p text:style-name="P13"><text:span text:style-name="T32">SERM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9" presentation:presentation-page-layout-name="AL1T0">
        <draw:frame draw:style-name="gr4" draw:text-style-name="P26" draw:layer="layout" svg:width="24.384cm" svg:height="3.063cm" svg:x="1.778cm" svg:y="0.748cm">
          <draw:text-box>
            <text:p text:style-name="P15"><text:span text:style-name="T24">HYMN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0">
        <draw:frame draw:style-name="gr15" draw:text-style-name="P27" draw:layer="layout" svg:width="21.336cm" svg:height="2.869cm" svg:x="3.048cm" svg:y="0.687cm">
          <draw:text-box>
            <text:p text:style-name="P1"><text:span text:style-name="T17">WE WORSHIP GOD WITH OUR OFFERING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1" presentation:presentation-page-layout-name="AL1T0">
        <draw:frame draw:style-name="gr16" draw:text-style-name="P28" draw:layer="layout" svg:width="12.446cm" svg:height="1.763cm" svg:x="7.838cm" svg:y="6.136cm">
          <draw:text-box>
            <text:p text:style-name="P1"><text:span text:style-name="T33"><text:s/></text:span></text:p>
          </draw:text-box>
        </draw:frame>
        <draw:frame draw:style-name="gr17" draw:text-style-name="P30" draw:layer="layout" svg:width="24.384cm" svg:height="6.63cm" svg:x="1.778cm" svg:y="0.542cm">
          <draw:text-box>
            <text:p text:style-name="P1"><text:span text:style-name="T6">KYRIE</text:span><text:span text:style-name="T34"> </text:span></text:p>
            <text:p text:style-name="P29"><text:span text:style-name="T35">C: </text:span><text:span text:style-name="T36">♫</text:span><text:span text:style-name="T37"> </text:span><text:span text:style-name="T16">Lord, have mercy;</text:span></text:p>
            <text:p text:style-name="P29"><text:span text:style-name="T16"><text:s text:c="6"/></text:span><text:span text:style-name="T16">Christ, have mercy;</text:span></text:p>
            <text:p text:style-name="P29"><text:span text:style-name="T16"><text:s text:c="6"/></text:span><text:span text:style-name="T16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1" presentation:presentation-page-layout-name="AL1T0">
        <draw:frame draw:style-name="gr18" draw:text-style-name="P32" draw:layer="layout" svg:width="25.4cm" svg:height="5.134cm" svg:x="1.27cm" svg:y="0.762cm">
          <draw:text-box>
            <text:p text:style-name="P31"><text:span text:style-name="T38">LORD'S PRAYER</text:span></text:p>
            <text:p text:style-name="P31"><text:span text:style-name="T39">Our Father who art in heaven,</text:span></text:p>
            <text:p text:style-name="P31"><text:span text:style-name="T39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2">
        <draw:frame draw:style-name="gr19" draw:text-style-name="P32" draw:layer="layout" svg:width="25.4cm" svg:height="5.321cm" svg:x="1.27cm" svg:y="0.762cm">
          <draw:text-box>
            <text:p text:style-name="P31"><text:span text:style-name="T39">Thy kingdom come,</text:span></text:p>
            <text:p text:style-name="P31"><text:span text:style-name="T39">Thy will be done</text:span></text:p>
            <text:p text:style-name="P1"><text:span text:style-name="T39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3">
        <draw:frame draw:style-name="gr20" draw:text-style-name="P32" draw:layer="layout" svg:width="25.4cm" svg:height="7.011cm" svg:x="1.27cm" svg:y="0.762cm">
          <draw:text-box>
            <text:p text:style-name="P31"><text:span text:style-name="T39">give us this day our daily bread;</text:span></text:p>
            <text:p text:style-name="P31"><text:span text:style-name="T39">and forgive us our trespasses</text:span></text:p>
            <text:p text:style-name="P31"><text:span text:style-name="T39">as we forgive those</text:span></text:p>
            <text:p text:style-name="P31"><text:span text:style-name="T39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4">
        <draw:frame draw:style-name="gr21" draw:text-style-name="P32" draw:layer="layout" svg:width="25.4cm" svg:height="3.631cm" svg:x="1.27cm" svg:y="0.762cm">
          <draw:text-box>
            <text:p text:style-name="P31"><text:span text:style-name="T39">and lead us not into temptation,</text:span></text:p>
            <text:p text:style-name="P31"><text:span text:style-name="T39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5">
        <draw:frame draw:style-name="gr22" draw:text-style-name="P32" draw:layer="layout" svg:width="25.4cm" svg:height="5.321cm" svg:x="1.27cm" svg:y="0.762cm">
          <draw:text-box>
            <text:p text:style-name="P31"><text:span text:style-name="T39">For thine is the kingdom</text:span></text:p>
            <text:p text:style-name="P31"><text:span text:style-name="T39">and the power and the glory</text:span></text:p>
            <text:p text:style-name="P31"><text:span text:style-name="T39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5">
        <draw:frame draw:style-name="gr23" draw:text-style-name="P33" draw:layer="layout" svg:width="11.684cm" svg:height="6.75cm" svg:x="1.27cm" svg:y="1.778cm">
          <draw:text-box>
            <text:p text:style-name="P7"><text:span text:style-name="T40">P: O Lord, </text:span></text:p>
            <text:p text:style-name="P7"><text:span text:style-name="T40"><text:s text:c="4"/></text:span><text:span text:style-name="T40">hear my prayer.</text:span></text:p>
            <text:p text:style-name="P7"><text:span text:style-name="T41">C: </text:span><text:span text:style-name="T42">♫ </text:span><text:span text:style-name="T43">And let my cry </text:span></text:p>
            <text:p text:style-name="P7"><text:span text:style-name="T43"><text:s text:c="6"/></text:span><text:span text:style-name="T43">come to You.</text:span></text:p>
          </draw:text-box>
        </draw:frame>
        <draw:frame draw:style-name="gr5" draw:text-style-name="P33" draw:layer="layout" svg:width="11.938cm" svg:height="6.637cm" svg:x="14.245cm" svg:y="1.862cm">
          <draw:text-box>
            <text:p text:style-name="P7"><text:span text:style-name="T40">P: The Lord be with </text:span></text:p>
            <text:p text:style-name="P7"><text:span text:style-name="T40"><text:s text:c="4"/></text:span><text:span text:style-name="T40">you.</text:span></text:p>
            <text:p text:style-name="P7"><text:span text:style-name="T44">C: </text:span><text:span text:style-name="T45">♫</text:span><text:span text:style-name="T46"> </text:span><text:span text:style-name="T47">And with your <text:s text:c="4"/>spirit. </text:span></text:p>
          </draw:text-box>
        </draw:frame>
        <draw:line draw:style-name="gr24" draw:text-style-name="P1" draw:layer="layout" svg:x1="13.208cm" svg:y1="3.048cm" svg:x2="13.208cm" svg:y2="7.874cm">
          <text:p/>
        </draw:line>
        <draw:frame draw:style-name="gr25" draw:text-style-name="P34" draw:layer="layout" svg:width="5.842cm" svg:height="1.754cm" svg:x="10.777cm" svg:y="0.532cm">
          <draw:text-box>
            <text:p text:style-name="P1"><text:span text:style-name="T6">COLL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6">
        <draw:frame draw:style-name="gr26" draw:text-style-name="P34" draw:layer="layout" svg:width="24.13cm" svg:height="2.286cm" svg:x="2.032cm" svg:y="0.508cm">
          <draw:text-box>
            <text:p text:style-name="P1"><text:span text:style-name="T6">COLLECT OF THE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7">
        <draw:frame draw:style-name="gr27" draw:text-style-name="P35" draw:layer="layout" svg:width="24.384cm" svg:height="6.256cm" svg:x="1.778cm" svg:y="0.535cm">
          <draw:text-box>
            <text:p text:style-name="P1"><text:span text:style-name="T6">COLLECT FOR PEACE</text:span></text:p>
            <text:p text:style-name="P29"><text:span text:style-name="T48">P: O God, from whom all …</text:span></text:p>
            <text:p text:style-name="P29"><text:span text:style-name="T48"><text:s text:c="45"/></text:span><text:span text:style-name="T48">... now and forever.</text:span></text:p>
            <text:p text:style-name="P7"><text:span text:style-name="T49">C:</text:span><text:span text:style-name="T50"> </text:span><text:span text:style-name="T42">♫</text:span><text:span text:style-name="T51"> </text:span><text:span text:style-name="T43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8">
        <draw:frame draw:style-name="gr28" draw:text-style-name="P36" draw:layer="layout" svg:width="24.384cm" svg:height="5.249cm" svg:x="2.137cm" svg:y="0.593cm">
          <draw:text-box>
            <text:p text:style-name="P9"><text:span text:style-name="T6">BENEDICAMUS</text:span></text:p>
            <text:p text:style-name="P17"><text:span text:style-name="T20">P: Let us bless the Lord.</text:span></text:p>
            <text:p text:style-name="P17"><text:span text:style-name="T22">C: </text:span><text:span text:style-name="T52">♫</text:span><text:span text:style-name="T53"> </text:span><text:span text:style-name="T12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9">
        <draw:frame draw:style-name="gr29" draw:text-style-name="P37" draw:layer="layout" svg:width="25.146cm" svg:height="7.911cm" svg:x="1.524cm" svg:y="0.471cm">
          <draw:text-box>
            <text:p text:style-name="P1"><text:span text:style-name="T26">BENEDICTION</text:span></text:p>
            <text:p text:style-name="P17"><text:span text:style-name="T28">P: The grace of the Lord</text:span><text:span text:style-name="T54"> </text:span><text:span text:style-name="T55">+</text:span><text:span text:style-name="T56"> </text:span><text:span text:style-name="T57">Jesus Christ</text:span></text:p>
            <text:p text:style-name="P17"><text:span text:style-name="T57"><text:s text:c="8"/></text:span><text:span text:style-name="T57">and </text:span><text:span text:style-name="T21">the love of God and the communion </text:span></text:p>
            <text:p text:style-name="P17"><text:span text:style-name="T21"><text:s text:c="8"/></text:span><text:span text:style-name="T21">of the Holy Spirit be with you all.</text:span></text:p>
            <text:p text:style-name="P17"><text:span text:style-name="T22">C: </text:span><text:span text:style-name="T52">♫</text:span><text:span text:style-name="T53"> </text:span><text:span text:style-name="T12"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1" presentation:presentation-page-layout-name="AL1T0">
        <draw:frame draw:style-name="gr30" draw:text-style-name="P38" draw:layer="layout" svg:width="24.384cm" svg:height="10.591cm" svg:x="1.778cm" svg:y="0.762cm">
          <draw:text-box>
            <text:p text:style-name="P13"><text:span text:style-name="T58">ACKNOWLEDGMENTS</text:span></text:p>
            <text:p text:style-name="P1"><text:span text:style-name="T59">Creative Worship for the Lutheran Parish, Series C, Quarter 1.</text:span></text:p>
            <text:p text:style-name="P1"><text:span text:style-name="T59">Copyright © 2018 Concordia Publishing House.</text:span></text:p>
            <text:p text:style-name="P1"><text:span text:style-name="T59">All rights reserved. Used by permission.</text:span></text:p>
            <text:p text:style-name="P1"><text:span text:style-name="T59"/></text:p>
            <text:p text:style-name="P1"><text:span text:style-name="T59">Unless otherwise indicated,</text:span></text:p>
            <text:p text:style-name="P1"><text:span text:style-name="T59">all scripture quotations are from </text:span><text:span text:style-name="T60">The Holy Bible, English Standard Version</text:span><text:span text:style-name="T59">, copyright © 2001 by Crossway Bibles, a division of Good News Publishers. Used by permission. All rights reserved.</text:span></text:p>
            <text:p text:style-name="P1"><text:span text:style-name="T59"/></text:p>
            <text:p text:style-name="P1"><text:span text:style-name="T59">Created by Lutheran Service Builder © 2006 Concordia Publishing Ho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1"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6000000036063DED21E.bmp" xlink:type="simple" xlink:show="embed" xlink:actuate="onLoad"/>
    <draw:fill-image draw:name="background" xlink:href="Pictures/10000000000006000000036063DED21E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6T21:22:48.49</meta:creation-date>
    <dc:date>2019-05-01T17:47:17.21</dc:date>
    <meta:editing-duration>PT9H2M23S</meta:editing-duration>
    <meta:editing-cycles>78</meta:editing-cycles>
    <meta:generator>OpenOffice/4.1.5$Win32 OpenOffice.org_project/415m1$Build-9789</meta:generator>
    <dc:creator>Jeff Neumann</dc:creator>
    <meta:document-statistic meta:object-count="509"/>
  </office:meta>
</office:document-meta>
</file>